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import pandas as pd</text:p>
      <text:p text:style-name="Standard">import matplotlib.pyplot as plt</text:p>
      <text:p text:style-name="Standard">from datetime import date</text:p>
      <text:p text:style-name="Standard">import csv</text:p>
      <text:p text:style-name="Standard">from google.colab import drive</text:p>
      <text:p text:style-name="Standard">drive.mount('/content/drive')</text:p>
      <text:p text:style-name="Standard"/>
      <text:p text:style-name="Standard">dfcovid20_1 = pd.read_csv("/content/drive/MyDrive/Colab Notebooks/HIST_PAINEL_COVIDBR_25abr2022/HIST_PAINEL_COVIDBR_2020_Parte1_25abr2022.csv", sep=';', parse_dates=['data'], encoding='ISO-8859-1')</text:p>
      <text:p text:style-name="Standard"/>
      <text:p text:style-name="Standard">dfcovid20_2 = pd.read_csv("/content/drive/MyDrive/Colab Notebooks/HIST_PAINEL_COVIDBR_25abr2022/HIST_PAINEL_COVIDBR_2020_Parte2_25abr2022.csv", sep=';', parse_dates=['data'], encoding='ISO-8859-1')</text:p>
      <text:p text:style-name="Standard"/>
      <text:p text:style-name="Standard">dfcovid21_1 = pd.read_csv("/content/drive/MyDrive/Colab Notebooks/HIST_PAINEL_COVIDBR_25abr2022/HIST_PAINEL_COVIDBR_2021_Parte1_25abr2022.csv", sep=';', parse_dates=['data'], encoding='ISO-8859-1')</text:p>
      <text:p text:style-name="Standard"/>
      <text:p text:style-name="Standard">dfcovid21_2 = pd.read_csv("/content/drive/MyDrive/Colab Notebooks/HIST_PAINEL_COVIDBR_25abr2022/HIST_PAINEL_COVIDBR_2021_Parte2_25abr2022.csv", sep=';', parse_dates=['data'], encoding='ISO-8859-1')</text:p>
      <text:p text:style-name="Standard"/>
      <text:p text:style-name="Standard">dfcovid22_1 = pd.read_csv("/content/drive/MyDrive/Colab Notebooks/HIST_PAINEL_COVIDBR_25abr2022/HIST_PAINEL_COVIDBR_2022_Parte1_25abr2022.csv", sep=';', parse_dates=['data'],encoding='ISO-8859-1')</text:p>
      <text:p text:style-name="Standard"/>
      <text:p text:style-name="Standard">covid21=pd.concat([dfcovid21_1,dfcovid21_2])</text:p>
      <text:p text:style-name="Standard"/>
      <text:p text:style-name="Standard">covid20=pd.concat([dfcovid20_1,dfcovid20_2])</text:p>
      <text:p text:style-name="Standard"/>
      <text:p text:style-name="Standard">covid22 = dfcovid22_1</text:p>
      <text:p text:style-name="Standard"/>
      <text:p text:style-name="Standard">geral = pd.concat([covid20,covid21,covid22])</text:p>
      <text:p text:style-name="Standard"/>
      <text:p text:style-name="Standard">geral</text:p>
      <text:p text:style-name="Standard"/>
      <text:p text:style-name="Standard">geral.data.describe()</text:p>
      <text:p text:style-name="Standard"/>
      <text:p text:style-name="Standard">geral.columns</text:p>
      <text:p text:style-name="Standard"/>
      <text:p text:style-name="Standard">geral.isnull().sum()</text:p>
      <text:p text:style-name="Standard"/>
      <text:p text:style-name="Standard">geral['ano'] = geral['data'].dt.year</text:p>
      <text:p text:style-name="Standard">geral['mes'] = geral['data'].dt.month</text:p>
      <text:p text:style-name="Standard">geral['dia'] = geral['data'].dt.day</text:p>
      <text:p text:style-name="Standard"/>
      <text:p text:style-name="Standard">geral['mes'].replace(1,'janeiro', inplace=True)</text:p>
      <text:p text:style-name="Standard">geral['mes'].replace(2,'fevereiro', inplace=True)</text:p>
      <text:p text:style-name="Standard">geral['mes'].replace(3,'marco', inplace=True)</text:p>
      <text:p text:style-name="Standard">geral['mes'].replace(4,'abril', inplace=True)</text:p>
      <text:p text:style-name="Standard"><text:soft-page-break/>geral['mes'].replace(5,'maio', inplace=True)</text:p>
      <text:p text:style-name="Standard">geral['mes'].replace(6,'junho', inplace=True)</text:p>
      <text:p text:style-name="Standard">geral['mes'].replace(7,'julho', inplace=True)</text:p>
      <text:p text:style-name="Standard">geral['mes'].replace(8,'agosto', inplace=True)</text:p>
      <text:p text:style-name="Standard">geral['mes'].replace(9,'setembro', inplace=True)</text:p>
      <text:p text:style-name="Standard">geral['mes'].replace(10,'outubro', inplace=True)</text:p>
      <text:p text:style-name="Standard">geral['mes'].replace(11,'novembro', inplace=True)</text:p>
      <text:p text:style-name="Standard">geral['mes'].replace(12,'dezembro', inplace=True)</text:p>
      <text:p text:style-name="Standard"/>
      <text:p text:style-name="Standard">geral</text:p>
      <text:p text:style-name="Standard"/>
      <text:p text:style-name="Standard">geral.isnull().sum()</text:p>
      <text:p text:style-name="Standard"/>
      <text:p text:style-name="Standard">geral.loc[geral.codmun==314810.0, 'municipio']="Patrocinio"</text:p>
      <text:p text:style-name="Standard">geral.loc[geral.codmun==317020.3, 'municipio']="Abaete"</text:p>
      <text:p text:style-name="Standard">geral.loc[geral.codmun==317020.0, 'municipio']="Uberlandia"</text:p>
      <text:p text:style-name="Standard">geral.loc[geral.codmun==310350.4, 'municipio']="Araguari"</text:p>
      <text:p text:style-name="Standard">geral.loc[geral.codmun==530010.0, 'municipio']="Brasilia"</text:p>
      <text:p text:style-name="Standard"/>
      <text:p text:style-name="Standard">#preenchendo missing values</text:p>
      <text:p text:style-name="Standard">#geral[['estado', 'municipio', 'codmun', 'codRegiaoSaude', 'nomeRegiaoSaude']] = geral[['estado', 'municipio', 'codmun', 'codRegiaoSaude', 'nomeRegiaoSaude']].fillna('ausente')</text:p>
      <text:p text:style-name="Standard">#geral[['Recuperadosnovos', 'emAcompanhamentoNovos', 'interior/metropolitana']] = geral[['Recuperadosnovos', 'emAcompanhamentoNovos', 'interior/metropolitana']].fillna(0)</text:p>
      <text:p text:style-name="Standard"/>
      <text:p text:style-name="Standard">geral['regiao'].value_counts()</text:p>
      <text:p text:style-name="Standard"/>
      <text:p text:style-name="Standard"/>
      <text:p text:style-name="Standard"/>
      <text:p text:style-name="Standard">geral['estado'].value_counts()</text:p>
      <text:p text:style-name="Standard"/>
      <text:p text:style-name="Standard">covid2 = pd.DataFrame()</text:p>
      <text:p text:style-name="Standard"/>
      <text:p text:style-name="Standard">crosstab_vg = pd.crosstab(geral['regiao'], geral['obitosAcumulado'])</text:p>
      <text:p text:style-name="Standard">crosstab_vg.head()</text:p>
      <text:p text:style-name="Standard"/>
      <text:p text:style-name="Standard">municipio = "Uberaba"</text:p>
      <text:p text:style-name="Standard">situacao = "obitosAcumulado"</text:p>
      <text:p text:style-name="Standard">uberlandia = geral.loc[geral.municipio==municipio,:]</text:p>
      <text:p text:style-name="Standard">uberlandia = uberlandia.groupby('data').sum()[situacao].reset_index()</text:p>
      <text:p text:style-name="Standard"/>
      <text:p text:style-name="Standard">uberlandia = uberlandia.drop('data', axis=1)</text:p>
      <text:p text:style-name="Standard">uberlandia.columns = [municipio]</text:p>
      <text:p text:style-name="Standard"/>
      <text:p text:style-name="Standard">covid2 = pd.concat([covid2,uberlandia], ignore_index=False, axis=1)</text:p>
      <text:p text:style-name="Standard">covid2</text:p>
      <text:p text:style-name="Standard"/>
      <text:p text:style-name="Standard">covid2.plot()</text:p>
      <text:p text:style-name="Standard"/>
      <text:p text:style-name="Standard">mg = geral.loc[geral.estado == 'MG',:]</text:p>
      <text:p text:style-name="Standard"/>
      <text:p text:style-name="Standard"><text:soft-page-break/>geral.columns</text:p>
      <text:p text:style-name="Standard"/>
      <text:p text:style-name="Standard">mg</text:p>
      <text:p text:style-name="Standard"/>
      <text:p text:style-name="Standard">pd.set_option('display.max_rows', None)</text:p>
      <text:p text:style-name="Standard">#pd.reset_option('^display.',silent=True )</text:p>
      <text:p text:style-name="Standard"/>
      <text:p text:style-name="Standard">regiaoTotal = geral.drop(['municipio','coduf', 'codmun', 'codRegiaoSaude','nomeRegiaoSaude', 'data', 'semanaEpi', 'populacaoTCU2019','casosAcumulado', 'casosNovos','obitosNovos','Recuperadosnovos', 'emAcompanhamentoNovos', 'interior/metropolitana', 'mes','dia'],axis=1)</text:p>
      <text:p text:style-name="Standard"/>
      <text:p text:style-name="Standard">regiaoTotal</text:p>
      <text:p text:style-name="Standard"/>
      <text:p text:style-name="Standard"/>
      <text:p text:style-name="Standard"/>
      <text:p text:style-name="Standard">obitoRegiao = regiaoTotal.loc[regiaoTotal.regiao!="Brasil",:]</text:p>
      <text:p text:style-name="Standard"/>
      <text:p text:style-name="Standard">obitoRegiao</text:p>
      <text:p text:style-name="Standard"/>
      <text:p text:style-name="Standard">obitoRegiao.groupby(['ano','regiao','estado','obitosAcumulado']).sum().reset_index()</text:p>
      <text:p text:style-name="Standard"/>
      <text:p text:style-name="Standard">centroOeste = obitoRegiao.loc[obitoRegiao.regiao=="Centro-Oeste",:]</text:p>
      <text:p text:style-name="Standard"/>
      <text:p text:style-name="Standard">centroOeste</text:p>
      <text:p text:style-name="Standard"/>
      <text:p text:style-name="Standard">centroOeste['estado'].unique()</text:p>
      <text:p text:style-name="Standard"/>
      <text:p text:style-name="Standard">obitosMS = centroOeste.loc[centroOeste.estado=="MS",['ano','obitosAcumulado']]</text:p>
      <text:p text:style-name="Standard"/>
      <text:p text:style-name="Standard">obitosMS.groupby(['ano','obitosAcumulado']).sum()</text:p>
      <text:p text:style-name="Standard"/>
      <text:p text:style-name="Standard">obitosMT = centroOeste.loc[centroOeste.estado=="MT",['ano','obitosAcumulado']]</text:p>
      <text:p text:style-name="Standard"/>
      <text:p text:style-name="Standard">obitosMT.groupby(['ano','obitosAcumulado']).sum()</text:p>
      <text:p text:style-name="Standard"/>
      <text:p text:style-name="Standard">obitosGO = centroOeste.loc[centroOeste.estado=="GO",['ano','obitosAcumulado']]</text:p>
      <text:p text:style-name="Standard"/>
      <text:p text:style-name="Standard">obitosGO.groupby(['ano','obitosAcumulado']).sum()</text:p>
      <text:p text:style-name="Standard"/>
      <text:p text:style-name="Standard">obitosDF = centroOeste.loc[centroOeste.estado=="DF",['ano','obitosAcumulado']]</text:p>
      <text:p text:style-name="Standard"/>
      <text:p text:style-name="Standard">obitosDF.groupby(['ano','obitosAcumulado']).sum()</text:p>
      <text:p text:style-name="Standard"/>
      <text:p text:style-name="Standard"/>
      <text:p text:style-name="Standard"/>
      <text:p text:style-name="Standard">sudeste = geral.loc[geral.regiao=="Sudeste",:]</text:p>
      <text:p text:style-name="Standard"/>
      <text:p text:style-name="Standard">sudeste</text:p>
      <text:p text:style-name="Standard"/>
      <text:p text:style-name="Standard">sudeste['estado'].unique()</text:p>
      <text:p text:style-name="Standard"/>
      <text:p text:style-name="Standard"><text:soft-page-break/>centrooeste = geral.loc[geral.regiao=="Centro-Oeste",:]</text:p>
      <text:p text:style-name="Standard"/>
      <text:p text:style-name="Standard">centrooeste['estado'].unique()</text:p>
      <text:p text:style-name="Standard"/>
      <text:p text:style-name="Standard">norte = geral.loc[geral.regiao=="Norte",:]</text:p>
      <text:p text:style-name="Standard"/>
      <text:p text:style-name="Standard">norte['estado'].unique()</text:p>
      <text:p text:style-name="Standard"/>
      <text:p text:style-name="Standard">nordeste = geral.loc[geral.regiao=="Nordeste",:]</text:p>
      <text:p text:style-name="Standard"/>
      <text:p text:style-name="Standard">nordeste['estado'].unique()</text:p>
      <text:p text:style-name="Standard"/>
      <text:p text:style-name="Standard">sul = geral.loc[geral.regiao=="Sul",:]</text:p>
      <text:p text:style-name="Standard"/>
      <text:p text:style-name="Standard">sul['estado'].unique()</text:p>
      <text:p text:style-name="Standard"/>
      <text:p text:style-name="Standard">sudeste['municipio'].unique()</text:p>
      <text:p text:style-name="Standard"/>
      <text:p text:style-name="Standard">espiritoSanto = sudeste.loc[sudeste.estado=="ES",:]</text:p>
      <text:p text:style-name="Standard"/>
      <text:p text:style-name="Standard">totalObitosES=espiritoSanto.drop(['regiao', 'municipio', 'coduf', 'codmun', 'codRegiaoSaude','nomeRegiaoSaude', 'data', 'semanaEpi', 'populacaoTCU2019','casosAcumulado', 'casosNovos', 'obitosNovos','Recuperadosnovos', 'emAcompanhamentoNovos', 'interior/metropolitana', 'dia'],axis=1)</text:p>
      <text:p text:style-name="Standard"/>
      <text:p text:style-name="Standard">totalObitosES</text:p>
      <text:p text:style-name="Standard"/>
      <text:p text:style-name="Standard">agrupadoES = totalObitosES.groupby(['ano','obitosAcumulado']).sum()</text:p>
      <text:p text:style-name="Standard"/>
      <text:p text:style-name="Standard">obitoRegiao['obitosAcumulado'].max()</text:p>
      <text:p text:style-name="Standard"/>
      <text:p text:style-name="Standard">sudeste = obitoRegiao.loc[obitoRegiao.regiao=="Sudeste",:]</text:p>
      <text:p text:style-name="Standard"/>
      <text:p text:style-name="Standard">sudeste</text:p>
      <text:p text:style-name="Standard"/>
      <text:p text:style-name="Standard">sudeste['obitosAcumulado'].max()</text:p>
      <text:p text:style-name="Standard"/>
      <text:p text:style-name="Standard">sudestemg=sudeste.loc[sudeste.estado=="MG",:]</text:p>
      <text:p text:style-name="Standard"/>
      <text:p text:style-name="Standard">sudestemg</text:p>
      <text:p text:style-name="Standard"/>
      <text:p text:style-name="Standard">sudestemg['obitosAcumulado'].max()</text:p>
      <text:p text:style-name="Standard"/>
      <text:p text:style-name="Standard">sudesterj=sudeste.loc[sudeste.estado=="RJ",:]</text:p>
      <text:p text:style-name="Standard"/>
      <text:p text:style-name="Standard">sudesterj['obitosAcumulado'].max()</text:p>
      <text:p text:style-name="Standard"/>
      <text:p text:style-name="Standard">sudestemg.groupby(['ano', 'obitosAcumulado']).sum()</text:p>
      <text:p text:style-name="Standard"/>
      <text:p text:style-name="Standard">sudestesp=sudeste.loc[sudeste.estado=="SP",['ano','obitosAcumulado']]</text:p>
      <text:p text:style-name="Standard"/>
      <text:p text:style-name="Standard">sudestesp['obitosAcumulado'].max()</text:p>
      <text:p text:style-name="Standard"><text:soft-page-break/></text:p>
      <text:p text:style-name="Standard">sudestesp</text:p>
      <text:p text:style-name="Standard"/>
      <text:p text:style-name="Standard">sudestesp.groupby(['ano','obitosAcumulado']).sum().reset_index()</text:p>
      <text:p text:style-name="Standard"/>
      <text:p text:style-name="Standard">sudesterj.groupby(['ano', 'obitosAcumulado']).sum()</text:p>
      <text:p text:style-name="Standard"/>
      <text:p text:style-name="Standard">sudestees=sudeste.loc[sudeste.estado=="ES",:]</text:p>
      <text:p text:style-name="Standard"/>
      <text:p text:style-name="Standard">sudestees.groupby(['ano','obitosAcumulado']).sum()</text:p>
      <text:p text:style-name="Standard"/>
      <text:p text:style-name="Standard">geral['regiao'].unique()</text:p>
      <text:p text:style-name="Standard"/>
      <text:p text:style-name="Standard">geral['obitosAcumulado'].max()</text:p>
      <text:p text:style-name="Standard"/>
      <text:p text:style-name="Standard">covid = geral.loc[geral.regiao!="Brasil",:]</text:p>
      <text:p text:style-name="Standard"/>
      <text:p text:style-name="Standard">centroOeste = obitoRegiao.loc[obitoRegiao.regiao=="Centro-Oeste",:]</text:p>
      <text:p text:style-name="Standard"/>
      <text:p text:style-name="Standard">centroOeste['estado'].unique()</text:p>
      <text:p text:style-name="Standard"/>
      <text:p text:style-name="Standard">norte = obitoRegiao.loc[obitoRegiao.regiao=="Norte",:]</text:p>
      <text:p text:style-name="Standard"/>
      <text:p text:style-name="Standard">norte['estado'].unique()</text:p>
      <text:p text:style-name="Standard"/>
      <text:p text:style-name="Standard">obitosRO = norte.loc[norte.estado=="RO",['ano','obitosAcumulado']]</text:p>
      <text:p text:style-name="Standard"/>
      <text:p text:style-name="Standard">obitosRO.groupby(['ano','obitosAcumulado']).sum()</text:p>
      <text:p text:style-name="Standard"/>
      <text:p text:style-name="Standard">obitosAC = norte.loc[norte.estado=="AC",['ano','obitosAcumulado']]</text:p>
      <text:p text:style-name="Standard"/>
      <text:p text:style-name="Standard">obitosAC.groupby(['ano','obitosAcumulado']).sum()</text:p>
      <text:p text:style-name="Standard"/>
      <text:p text:style-name="Standard">obitosAM = norte.loc[norte.estado=="AM",['ano','obitosAcumulado']]</text:p>
      <text:p text:style-name="Standard"/>
      <text:p text:style-name="Standard">obitosAM.groupby(['ano','obitosAcumulado']).sum()</text:p>
      <text:p text:style-name="Standard"/>
      <text:p text:style-name="Standard">obitosAP = norte.loc[norte.estado=="AP",['ano','obitosAcumulado']]</text:p>
      <text:p text:style-name="Standard"/>
      <text:p text:style-name="Standard">obitosAP.groupby(['ano','obitosAcumulado']).sum()</text:p>
      <text:p text:style-name="Standard"/>
      <text:p text:style-name="Standard">obitosPA = norte.loc[norte.estado=="PA",['ano','obitosAcumulado']]</text:p>
      <text:p text:style-name="Standard"/>
      <text:p text:style-name="Standard">obitosPA.groupby(['ano','obitosAcumulado']).sum()</text:p>
      <text:p text:style-name="Standard"/>
      <text:p text:style-name="Standard">obitosRR = norte.loc[norte.estado=="RR",['ano','obitosAcumulado']]</text:p>
      <text:p text:style-name="Standard"/>
      <text:p text:style-name="Standard">obitosRR.groupby(['ano','obitosAcumulado']).sum()</text:p>
      <text:p text:style-name="Standard"/>
      <text:p text:style-name="Standard">obitosTO = norte.loc[norte.estado=="TO",['ano','obitosAcumulado']]</text:p>
      <text:p text:style-name="Standard"/>
      <text:p text:style-name="Standard">obitosTO.groupby(['ano','obitosAcumulado']).sum()</text:p>
      <text:p text:style-name="Standard"><text:soft-page-break/></text:p>
      <text:p text:style-name="Standard">nordeste = obitoRegiao.loc[obitoRegiao.regiao=="Nordeste",:]</text:p>
      <text:p text:style-name="Standard"/>
      <text:p text:style-name="Standard">nordeste = obitoRegiao.loc[obitoRegiao.regiao=="Nordeste",:]</text:p>
      <text:p text:style-name="Standard">nordeste['estado'].unique()</text:p>
      <text:p text:style-name="Standard"/>
      <text:p text:style-name="Standard">obitosMA = nordeste.loc[nordeste.estado=="MA",['ano','obitosAcumulado']]</text:p>
      <text:p text:style-name="Standard"/>
      <text:p text:style-name="Standard">obitosMA.groupby(['ano','obitosAcumulado']).sum()</text:p>
      <text:p text:style-name="Standard"/>
      <text:p text:style-name="Standard">obitosPI = nordeste.loc[nordeste.estado=="PI",['ano','obitosAcumulado']]</text:p>
      <text:p text:style-name="Standard"/>
      <text:p text:style-name="Standard">obitosPI.groupby(['ano','obitosAcumulado']).sum()</text:p>
      <text:p text:style-name="Standard"/>
      <text:p text:style-name="Standard">obitosCE = nordeste.loc[nordeste.estado=="CE",['ano','obitosAcumulado']]</text:p>
      <text:p text:style-name="Standard">obitosCE.groupby(['ano','obitosAcumulado']).sum()</text:p>
      <text:p text:style-name="Standard"/>
      <text:p text:style-name="Standard">obitosAL = nordeste.loc[nordeste.estado=="AL",['ano','obitosAcumulado']]</text:p>
      <text:p text:style-name="Standard">obitosAL.groupby(['ano','obitosAcumulado']).sum()</text:p>
      <text:p text:style-name="Standard"/>
      <text:p text:style-name="Standard">obitosBA = nordeste.loc[nordeste.estado=="BA",['ano','obitosAcumulado']]</text:p>
      <text:p text:style-name="Standard">obitosBA.groupby(['ano','obitosAcumulado']).sum()</text:p>
      <text:p text:style-name="Standard"/>
      <text:p text:style-name="Standard">obitosPB = nordeste.loc[nordeste.estado=="PB",['ano','obitosAcumulado']]</text:p>
      <text:p text:style-name="Standard">obitosPB.groupby(['ano','obitosAcumulado']).sum()</text:p>
      <text:p text:style-name="Standard"/>
      <text:p text:style-name="Standard">obitosPE = nordeste.loc[nordeste.estado=="PE",['ano','obitosAcumulado']]</text:p>
      <text:p text:style-name="Standard">obitosPE.groupby(['ano','obitosAcumulado']).sum()</text:p>
      <text:p text:style-name="Standard"/>
      <text:p text:style-name="Standard">obitosRN = nordeste.loc[nordeste.estado=="RN",['ano','obitosAcumulado']]</text:p>
      <text:p text:style-name="Standard">obitosRN.groupby(['ano','obitosAcumulado']).sum()</text:p>
      <text:p text:style-name="Standard"/>
      <text:p text:style-name="Standard">obitosSE = nordeste.loc[nordeste.estado=="SE",['ano','obitosAcumulado']]</text:p>
      <text:p text:style-name="Standard">obitosSE.groupby(['ano','obitosAcumulado']).sum()</text:p>
      <text:p text:style-name="Standard"/>
      <text:p text:style-name="Standard">sul = obitoRegiao.loc[obitoRegiao.regiao=="Sul",:]</text:p>
      <text:p text:style-name="Standard">sul['estado'].unique()</text:p>
      <text:p text:style-name="Standard"/>
      <text:p text:style-name="Standard">obitosPR = sul.loc[sul.estado=="PR",['ano','obitosAcumulado']]</text:p>
      <text:p text:style-name="Standard">obitosPR.groupby(['ano','obitosAcumulado']).sum()</text:p>
      <text:p text:style-name="Standard"/>
      <text:p text:style-name="Standard">obitosSC = sul.loc[sul.estado=="SC",['ano','obitosAcumulado']]</text:p>
      <text:p text:style-name="Standard">obitosSC.groupby(['ano','obitosAcumulado']).sum()</text:p>
      <text:p text:style-name="Standard"/>
      <text:p text:style-name="Standard">obitosRS = sul.loc[sul.estado=="RS",['ano','obitosAcumulado']]</text:p>
      <text:p text:style-name="Standard">obitosRS.groupby(['ano','obitosAcumulado']).sum(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ejaVu Sans" style:font-size-asian="10.5pt" style:language-asian="zxx" style:country-asian="none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DejaVu Sans" style:font-size-asian="10.5pt" style:language-asian="zxx" style:country-asian="none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6:34:01.573265010</meta:creation-date>
    <dc:date>2022-06-08T16:34:47.695873872</dc:date>
    <meta:editing-duration>PT46S</meta:editing-duration>
    <meta:editing-cycles>1</meta:editing-cycles>
    <meta:document-statistic meta:table-count="0" meta:image-count="0" meta:object-count="0" meta:page-count="6" meta:paragraph-count="163" meta:word-count="384" meta:character-count="8597" meta:non-whitespace-character-count="8376"/>
    <meta:generator>LibreOffice/6.4.7.2$Linux_X86_64 LibreOffice_project/40$Build-2</meta:generator>
  </office:meta>
</office:document-meta>
</file>